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06808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text-properties officeooo:rsid="10048e31" officeooo:paragraph-rsid="10048e31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32d702"/>
    </style:style>
    <style:style style:name="P86" style:family="paragraph" style:parent-style-name="Standard">
      <style:paragraph-properties fo:text-align="center" style:justify-single-word="false"/>
      <style:text-properties officeooo:paragraph-rsid="0fd58c4e"/>
    </style:style>
    <style:style style:name="P87" style:family="paragraph" style:parent-style-name="Standard">
      <style:paragraph-properties fo:text-align="center" style:justify-single-word="false"/>
      <style:text-properties officeooo:paragraph-rsid="0e0bda5c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text-properties officeooo:paragraph-rsid="1018685d"/>
    </style:style>
    <style:style style:name="P91" style:family="paragraph" style:parent-style-name="Standard">
      <style:text-properties officeooo:paragraph-rsid="10294eb4"/>
    </style:style>
    <style:style style:name="P92" style:family="paragraph" style:parent-style-name="Footnote">
      <style:text-properties officeooo:paragraph-rsid="10324795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font-size="10pt" style:font-size-asian="10pt" style:font-size-complex="10pt"/>
    </style:style>
    <style:style style:name="T23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officeooo:rsid="0673d7fc"/>
    </style:style>
    <style:style style:name="T25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6" style:family="text">
      <style:text-properties style:text-line-through-style="none" style:text-line-through-type="none" style:font-name="Liberation Sans" style:text-underline-style="none" officeooo:rsid="0b0f3a36"/>
    </style:style>
    <style:style style:name="T257" style:family="text">
      <style:text-properties fo:language="en" fo:country="GB"/>
    </style:style>
    <style:style style:name="T258" style:family="text">
      <style:text-properties fo:language="en" fo:country="GB" officeooo:rsid="0e83c34e"/>
    </style:style>
    <style:style style:name="T25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0" style:family="text">
      <style:text-properties fo:language="en" fo:country="GB" officeooo:rsid="0f28d107"/>
    </style:style>
    <style:style style:name="T261" style:family="text">
      <style:text-properties fo:language="en" fo:country="GB" style:font-size-complex="12pt"/>
    </style:style>
    <style:style style:name="T262" style:family="text">
      <style:text-properties fo:language="en" fo:country="GB" officeooo:rsid="0f28d107" style:font-size-complex="12pt"/>
    </style:style>
    <style:style style:name="T26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size="8pt" style:font-size-asian="8pt" style:font-size-complex="8pt" loext:padding="0.049cm" loext:border="0.31pt solid #000000"/>
    </style:style>
    <style:style style:name="T265" style:family="text">
      <style:text-properties style:font-name="Liberation Mono" fo:font-size="11pt" style:font-size-asian="11pt" style:font-size-complex="11pt"/>
    </style:style>
    <style:style style:name="T266" style:family="text">
      <style:text-properties officeooo:rsid="102b859b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1035cc54" style:font-weight-asian="bold" style:font-weight-complex="bold"/>
    </style:style>
    <style:style style:name="T269" style:family="text">
      <style:text-properties fo:font-weight="bold" officeooo:rsid="103b85c2" style:font-weight-asian="bold" style:font-weight-complex="bold"/>
    </style:style>
    <style:style style:name="T270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56">Checklist for installing</text:span></text:span><text:span text:style-name="T194"> </text:span><text:span text:style-name="T194"><text:user-field-get text:name="Distro">Debian</text:user-field-get></text:span><text:span text:style-name="T195"><text:s/></text:span><text:span text:style-name="T195"><text:user-field-get text:name="Version">12</text:user-field-get></text:span><text:span text:style-name="Strong_20_Emphasis"><text:span text:style-name="T157"><text:s/></text:span></text:span><text:span text:style-name="Strong_20_Emphasis"><text:span text:style-name="T158">LTS</text:span></text:span><text:span text:style-name="T196"><text:note text:id="ftn1" text:note-class="footnote"><text:note-citation>1</text:note-citation><text:note-body><text:p text:style-name="P31"><text:span text:style-name="T182">L</text:span><text:span text:style-name="T183">TS stands for Long-Term Support, and this </text:span><text:span text:style-name="T190">June</text:span><text:span text:style-name="T184"> </text:span><text:span text:style-name="Strong_20_Emphasis"><text:span text:style-name="T103"><text:user-field-get text:name="Releaseyear">2023</text:user-field-get></text:span></text:span><text:span text:style-name="T186"><text:s/></text:span><text:span text:style-name="T191"><text:user-field-get text:name="Distro">Debian</text:user-field-get></text:span><text:span text:style-name="T192"><text:s/></text:span><text:span text:style-name="T192"><text:user-field-get text:name="Version">12</text:user-field-get></text:span><text:span text:style-name="Strong_20_Emphasis"><text:span text:style-name="T159"><text:s/></text:span></text:span><text:span text:style-name="T184">LTS </text:span><text:span text:style-name="T193"><text:user-field-get text:name="Edition">Desktop</text:user-field-get></text:span><text:span text:style-name="T184"><text:s/></text:span><text:span text:style-name="T185">(</text:span><text:span text:style-name="T183">codenamed</text:span><text:span text:style-name="T185"> </text:span><text:span text:style-name="T189">bookworm</text:span><text:span text:style-name="T185">) </text:span><text:span text:style-name="T183">will be </text:span><text:span text:style-name="T188">supported</text:span><text:span text:style-name="T183"> for five years until </text:span><text:span text:style-name="T190">June</text:span><text:span text:style-name="T184"> </text:span><text:span text:style-name="T182">202</text:span><text:span text:style-name="T190">8</text:span><text:span text:style-name="T187">.</text:span></text:p></text:note-body></text:note></text:span><text:span text:style-name="T197"> </text:span><text:span text:style-name="T197"><text:user-field-get text:name="Edition">Desktop</text:user-field-get></text:span><text:span text:style-name="T198">.</text:span></text:p>
      <text:p text:style-name="P51"/>
      <text:p text:style-name="P49"><text:span text:style-name="T18">Fill in the </text:span><text:span text:style-name="Strong_20_Emphasis"><text:span text:style-name="T244"><text:s/></text:span></text:span><text:span text:style-name="Strong_20_Emphasis"><text:span text:style-name="T24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4"><text:span text:style-name="Definition"><text:span text:style-name="T259">user</text:span></text:span><text:span text:style-name="T208"><text:tab/><text:tab/></text:span><text:span text:style-name="T207"> <text:tab/><text:tab/><text:tab/></text:span><text:span text:style-name="T209"><draw:control text:anchor-type="as-char" svg:y="-0.429cm" draw:z-index="11" draw:name="Gebruiker 2" draw:style-name="gr2" draw:text-style-name="P101" svg:width="6.002cm" svg:height="0.6cm" draw:control="control12"><svg:title>Gebruiker</svg:title><svg:desc>Volledige naam, bijv. Jan Stek</svg:desc></draw:control></text:span><text:span text:style-name="T209"><text:tab/></text:span><text:span text:style-name="T210">[</text:span><text:span text:style-name="T211">full </text:span><text:span text:style-name="T201">na</text:span><text:span text:style-name="T202">me,</text:span><text:span text:style-name="T201"> </text:span><text:span text:style-name="T202">e.g.</text:span><text:span text:style-name="T201"> </text:span><text:span text:style-name="T203">J</text:span><text:span text:style-name="T212">a</text:span><text:span text:style-name="T203">n </text:span><text:span text:style-name="T212">Jansen</text:span><text:span text:style-name="T213">]</text:span></text:p>
      <text:p text:style-name="P56"><text:span text:style-name="Definition"><text:span text:style-name="T200">USER</text:span></text:span><text:span text:style-name="Definition"><text:span text:style-name="T257">na</text:span></text:span><text:span text:style-name="Definition"><text:span text:style-name="T260">me</text:span></text:span><text:span text:style-name="T199"><text:tab/><text:tab/><text:tab/></text:span><text:span text:style-name="T199"><draw:control text:anchor-type="as-char" svg:y="-0.429cm" draw:z-index="12" draw:name="Gberuikersnaam 2" draw:style-name="gr2" draw:text-style-name="P101" svg:width="6.002cm" svg:height="0.6cm" draw:control="control13"><svg:title>Gebruikersnaam</svg:title><svg:desc>Korte naam, bijv. jan</svg:desc></draw:control></text:span><text:span text:style-name="T199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0">j</text:span><text:span text:style-name="T161">a</text:span><text:span text:style-name="T160">n</text:span><text:span text:style-name="T162">]</text:span></text:p>
      <text:p text:style-name="P52"><text:span text:style-name="Definition"><text:span text:style-name="T257">COMPUTERNA</text:span></text:span><text:span text:style-name="Definition"><text:span text:style-name="T260">me</text:span></text:span><text:span text:style-name="T214"><text:tab/></text:span><text:span text:style-name="T257"><draw:control text:anchor-type="as-char" svg:y="-0.429cm" draw:z-index="13" draw:name="Computernaam 1" draw:style-name="gr2" draw:text-style-name="P101" svg:width="6.002cm" svg:height="0.6cm" draw:control="control14"><svg:title>Computernaam</svg:title><svg:desc>Unieke naam van de computer</svg:desc></draw:control></text:span><text:span text:style-name="T257"><text:tab/></text:span><text:span text:style-name="T218">[</text:span><text:span text:style-name="T215">na</text:span><text:span text:style-name="T219">me of the</text:span><text:span text:style-name="T215"> compute</text:span><text:span text:style-name="T216">r, </text:span><text:span text:style-name="T219">e.g.</text:span><text:span text:style-name="T220"> </text:span><text:span text:style-name="T221">pc02</text:span><text:span text:style-name="T218">]</text:span></text:p>
      <text:p text:style-name="P52"><text:span text:style-name="Definition"><text:span text:style-name="T257">START</text:span></text:span><text:span text:style-name="Definition"><text:span text:style-name="T260">up</text:span></text:span><text:span text:style-name="Definition"><text:span text:style-name="T257">MEnU</text:span></text:span><text:span text:style-name="T209"><text:tab/><text:tab/></text:span><text:span text:style-name="T209"><draw:control text:anchor-type="as-char" svg:y="-0.429cm" draw:z-index="14" draw:name="Opstartmenu 1" draw:style-name="gr2" draw:text-style-name="P101" svg:width="6.002cm" svg:height="0.6cm" draw:control="control15"><svg:title>Opstartmenu</svg:title><svg:desc>Toets voor het opstartmenu ("bootmenu")</svg:desc></draw:control></text:span><text:span text:style-name="T209"><text:tab/></text:span><text:span text:style-name="T218">[</text:span><text:span text:style-name="T215">key for the bootable medium</text:span><text:span text:style-name="T222">]</text:span></text:p>
      <text:p text:style-name="P52"><text:span text:style-name="Definition"><text:span text:style-name="T217">SETTINGS</text:span></text:span><text:span text:style-name="T217"> <text:tab/><text:tab/><text:tab/></text:span><text:span text:style-name="T217"><draw:control text:anchor-type="as-char" svg:y="-0.429cm" draw:z-index="15" draw:name="Instellingen 1" draw:style-name="gr2" draw:text-style-name="P101" svg:width="6.002cm" svg:height="0.6cm" draw:control="control16"><svg:title>Instellingen</svg:title><svg:desc>Toets voor het BIOS/UEFI-scherm ("setup")</svg:desc></draw:control></text:span><text:span text:style-name="T217"><text:tab/></text:span><text:span text:style-name="T218">[</text:span><text:span text:style-name="T215">key for the UEFI BIOS screen</text:span><text:span text:style-name="T218">]</text:span></text:p>
      <text:p text:style-name="P52"><text:span text:style-name="Definition"><text:span text:style-name="T224">USER2</text:span></text:span><text:span text:style-name="T223"><text:tab/></text:span><text:span text:style-name="T207"> <text:tab/><text:tab/><text:tab/></text:span><text:span text:style-name="T209"><draw:control text:anchor-type="as-char" svg:y="-0.429cm" draw:z-index="16" draw:name="Gebruiker 3" draw:style-name="gr2" draw:text-style-name="P101" svg:width="6.002cm" svg:height="0.6cm" draw:control="control17"><svg:title>Gebruiker</svg:title><svg:desc>Volledige naam, bijv. Jan Stek</svg:desc></draw:control></text:span><text:span text:style-name="T209"><text:tab/></text:span><text:span text:style-name="T210">[</text:span><text:span text:style-name="T201">na</text:span><text:span text:style-name="T204">me</text:span><text:span text:style-name="T201"> possibly</text:span><text:span text:style-name="T205"> 2</text:span><text:span text:style-name="T235">nd</text:span><text:span text:style-name="T205"> USER</text:span><text:span text:style-name="T206">]</text:span></text:p>
      <text:p text:style-name="P56"><text:span text:style-name="Definition"><text:span text:style-name="T224">USERN</text:span></text:span><text:span text:style-name="Definition"><text:span text:style-name="T225">a</text:span></text:span><text:span text:style-name="Definition"><text:span text:style-name="T226">me</text:span></text:span><text:span text:style-name="Definition"><text:span text:style-name="T224">2</text:span></text:span><text:span text:style-name="Definition"><text:span text:style-name="T231"><text:tab/><text:tab/></text:span></text:span><text:span text:style-name="T199"><draw:control text:anchor-type="as-char" svg:y="-0.429cm" draw:z-index="17" draw:name="Gberuikersnaam 3" draw:style-name="gr2" draw:text-style-name="P101" svg:width="6.002cm" svg:height="0.6cm" draw:control="control18"><svg:title>Gebruikersnaam</svg:title><svg:desc>Korte naam, bijv. jan</svg:desc></draw:control></text:span><text:span text:style-name="T199"><text:tab/></text:span><text:span text:style-name="T228">[</text:span><text:span text:style-name="T229">user</text:span><text:span text:style-name="T227"> na</text:span><text:span text:style-name="T230">me</text:span><text:span text:style-name="T232"> possibly</text:span><text:span text:style-name="T233"> 2</text:span><text:span text:style-name="T236">nd</text:span><text:span text:style-name="T233"> USER</text:span><text:span text:style-name="T234">]</text:span></text:p>
      <text:p text:style-name="P52"><text:span text:style-name="T163">Replace the </text:span><text:span text:style-name="T175">underlined</text:span><text:span text:style-name="T163"> words in this checklist with those in the </text:span><text:span text:style-name="Strong_20_Emphasis"><text:span text:style-name="T34">te</text:span></text:span><text:span text:style-name="Strong_20_Emphasis"><text:span text:style-name="T52">x</text:span></text:span><text:span text:style-name="Strong_20_Emphasis"><text:span text:style-name="T34">t </text:span></text:span><text:span text:style-name="Strong_20_Emphasis"><text:span text:style-name="T52">box</text:span></text:span><text:span text:style-name="T163">.</text:span></text:p>
      <text:p text:style-name="P6"/>
      <text:p text:style-name="P6"/>
      <text:p text:style-name="P53"><text:span text:style-name="T171">Not yet on Linux?</text:span><text:span text:style-name="T164"><text:tab/></text:span><text:span text:style-name="T169"><text:tab/></text:span><text:span text:style-name="T170">Use</text:span><text:span text:style-name="T165"> </text:span><text:span text:style-name="Strong_20_Emphasis"><text:span text:style-name="T173">Checklist </text:span></text:span><text:span text:style-name="Strong_20_Emphasis"><text:span text:style-name="T174">transfer</text:span></text:span><text:span text:style-name="T165"> o</text:span><text:span text:style-name="T168">n</text:span><text:span text:style-name="T16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6"> </text:span><text:span text:style-name="T168">u</text:span><text:span text:style-name="T166">nder </text:span><text:span text:style-name="T172">Linux</text:span><text:span text:style-name="T167">.</text:span></text:p>
      <text:p text:style-name="P48"><text:span text:style-name="T251">New installation?</text:span><text:span text:style-name="T253"><text:tab/></text:span><text:span text:style-name="T254"></text:span><text:span text:style-name="T255"><text:tab/>Start at chapter </text:span><text:span text:style-name="T252"><text:bookmark-ref text:reference-format="page" text:ref-name="__RefNumPara__4009_12717081281">2</text:bookmark-ref></text:span><text:span text:style-name="T252"><text:s text:c="2"/></text:span><text:span text:style-name="T252"><text:bookmark-ref text:reference-format="text" text:ref-name="__RefNumPara__4009_12717081281">Perform installation</text:bookmark-ref></text:span><text:span text:style-name="T256">.</text:span></text:p>
      <text:p text:style-name="P50"/>
      <text:p text:style-name="P52"><text:span text:style-name="Strong_20_Emphasis"><text:span text:style-name="T29"/></text:span></text:p>
      <text:list xml:id="list1794593226" text:style-name="L1">
        <text:list-item>
          <text:p text:style-name="P97"><text:bookmark-start text:name="__RefNumPara__4083_1271708128"/>Prepar<text:span text:style-name="T266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0" draw:name="Vorm 5" draw:style-name="gr1" draw:text-style-name="P10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1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0"><text:span text:style-name="User_20_Entry"><text:span text:style-name="T112">Login any additional </text:span></text:span><text:span text:style-name="Definition"><text:span text:style-name="T239">USER</text:span></text:span><text:span text:style-name="User_20_Entry"><text:span text:style-name="T113">s</text:span></text:span><text:span text:style-name="User_20_Entry"><text:span text:style-name="T122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1" draw:name="Vorm 6" draw:style-name="gr1" draw:text-style-name="P10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3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42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0"><text:span text:style-name="Strong_20_Emphasis"><text:span text:style-name="T62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37">ress the </text:span></text:span><text:span text:style-name="Strong_20_Emphasis"><text:span text:style-name="T42">Super</text:span></text:span><text:span text:style-name="Strong_20_Emphasis"><text:span text:style-name="T33"> </text:span></text:span><text:span text:style-name="Strong_20_Emphasis"><text:span text:style-name="T54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4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55"> </text:span></text:span><text:span text:style-name="Strong_20_Emphasis"><text:span text:style-name="T63">if</text:span></text:span><text:span text:style-name="Strong_20_Emphasis"><text:span text:style-name="T62"> needed) a</text:span></text:span><text:span text:style-name="Strong_20_Emphasis"><text:span text:style-name="T55">nd click the </text:span></text:span><text:span text:style-name="Strong_20_Emphasis"><text:span text:style-name="T75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8">Type, or copy and paste, these t</text:span></text:span><text:span text:style-name="Strong_20_Emphasis"><text:span text:style-name="T56">hree</text:span></text:span><text:span text:style-name="Strong_20_Emphasis"><text:span text:style-name="T38"> commands, each followed by the</text:span></text:span><text:span text:style-name="Strong_20_Emphasis"><text:span text:style-name="T45"> </text:span></text:span><text:span text:style-name="Strong_20_Emphasis"><text:span text:style-name="T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3"><text:span text:style-name="User_20_Entry"><text:span text:style-name="T123">sudo</text:span></text:span><text:span text:style-name="User_20_Entry"><text:span text:style-name="T124"> </text:span></text:span><text:span text:style-name="User_20_Entry"><text:span text:style-name="T1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3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3"><text:span text:style-name="User_20_Entry"><text:span text:style-name="T124">bash 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<draw:control text:anchor-type="as-char" draw:z-index="22" draw:name="Vorm 7" draw:style-name="gr1" draw:text-style-name="P10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0"><text:span text:style-name="Strong_20_Emphasis"><text:span text:style-name="T62">T</text:span></text:span><text:span text:style-name="Strong_20_Emphasis"><text:span text:style-name="T40">ype </text:span></text:span><text:span text:style-name="Strong_20_Emphasis"><text:span text:style-name="T77">menu</text:span></text:span><text:span text:style-name="Strong_20_Emphasis"><text:span text:style-name="T40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0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7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4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92347958491392" text:continue-numbering="true" text:style-name="L1">
        <text:list-item>
          <text:p text:style-name="P96"><text:bookmark-start text:name="__RefNumPara__4009_12717081281"/><text:span text:style-name="Strong_20_Emphasis"><text:span text:style-name="T176">Perform installation</text:span></text:span><text:bookmark-end text:name="__RefNumPara__4009_12717081281"/></text:p>
        </text:list-item>
      </text:list>
      <text:p text:style-name="P71"><text:span text:style-name="Strong_20_Emphasis"><text:span text:style-name="T1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7">Boot the computer from an </text:span><text:span text:style-name="T148"><text:user-field-get text:name="Distro">Debian</text:user-field-get></text:span><text:span text:style-name="T149"><text:s/></text:span><text:span text:style-name="T149"><text:user-field-get text:name="Version">12</text:user-field-get></text:span><text:span text:style-name="Strong_20_Emphasis"><text:span text:style-name="T150"><text:s/></text:span></text:span><text:span text:style-name="Strong_20_Emphasis"><text:span text:style-name="T155">LTS 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T178">Live</text:span><text:span text:style-name="T91"><text:note text:id="ftn5" text:note-class="footnote"><text:note-citation>1</text:note-citation><text:note-body><text:p text:style-name="P7"><text:span text:style-name="T237">From a Live USB stick (or DVD) you can boot and work with </text:span><text:span text:style-name="Strong_20_Emphasis"><text:span text:style-name="T181"><text:user-field-get text:name="Distro">Debian</text:user-field-get></text:span></text:span><text:span text:style-name="Strong_20_Emphasis"><text:span text:style-name="T181"><text:s/></text:span></text:span><text:span text:style-name="T237">without modifying any files on the hard drive and also allows installation of </text:span><text:span text:style-name="Strong_20_Emphasis"><text:span text:style-name="T181"><text:user-field-get text:name="Distro">Debian</text:user-field-get></text:span></text:span><text:span text:style-name="Strong_20_Emphasis"><text:span text:style-name="T181">.</text:span></text:span></text:p></text:note-body></text:note></text:span><text:span text:style-name="T90"> USB stick</text:span><text:span text:style-name="T92"><text:note text:id="ftn6" text:note-class="footnote"><text:note-citation>2</text:note-citation><text:note-body><text:p text:style-name="P92"><text:span text:style-name="Strong_20_Emphasis"><text:span text:style-name="T107">In a graphical working environment:<text:line-break/>Download a CD image file (.iso) from</text:span></text:span><text:span text:style-name="Strong_20_Emphasis"><text:span text:style-name="T105"> </text:span></text:span><text:a xlink:type="simple" xlink:href="https://www.debian.org/CD/live/" text:style-name="Internet_20_link" text:visited-style-name="Visited_20_Internet_20_Link"><text:span text:style-name="Strong_20_Emphasis"><text:span text:style-name="T240">debian.org/cd/live</text:span></text:span></text:a><text:span text:style-name="Strong_20_Emphasis"><text:span text:style-name="T105">, </text:span></text:span><text:span text:style-name="Strong_20_Emphasis"><text:span text:style-name="T111">under </text:span></text:span><text:span text:style-name="Strong_20_Emphasis"><text:span text:style-name="T120">DVD/USB</text:span></text:span><text:span text:style-name="Strong_20_Emphasis"><text:span text:style-name="T105"> click </text:span></text:span><text:span text:style-name="Strong_20_Emphasis"><text:span text:style-name="T111">on </text:span></text:span><text:span text:style-name="Strong_20_Emphasis"><text:span text:style-name="T120">amd64</text:span></text:span><text:span text:style-name="Strong_20_Emphasis"><text:span text:style-name="T111">.</text:span></text:span><text:span text:style-name="Strong_20_Emphasis"><text:span text:style-name="T105"><text:line-break/></text:span></text:span><text:span text:style-name="Strong_20_Emphasis"><text:span text:style-name="T108">Click on</text:span></text:span><text:span text:style-name="Strong_20_Emphasis"><text:span text:style-name="T106"> </text:span></text:span><text:span text:style-name="T114">debian-live-1</text:span><text:span text:style-name="T120">2</text:span><text:span text:style-name="T114">.</text:span><text:span text:style-name="T121">x</text:span><text:span text:style-name="T114">.</text:span><text:span text:style-name="T121">y</text:span><text:span text:style-name="T115">-</text:span><text:span text:style-name="T114">amd64-</text:span><text:span text:style-name="T115">gnome</text:span><text:span text:style-name="T116">.iso</text:span><text:span text:style-name="Strong_20_Emphasis"><text:span text:style-name="T104">.<text:line-break/></text:span></text:span><text:span text:style-name="Strong_20_Emphasis"><text:span text:style-name="T107">Insert a USB stick of at least 4 GB.<text:line-break/>Locate </text:span></text:span><text:span text:style-name="Strong_20_Emphasis"><text:span text:style-name="T117">disk</text:span></text:span><text:span text:style-name="Strong_20_Emphasis"><text:span text:style-name="T107"> and click the </text:span></text:span><text:span text:style-name="Strong_20_Emphasis"><text:span text:style-name="T118">Disks</text:span></text:span><text:span text:style-name="Strong_20_Emphasis"><text:span text:style-name="T107"> icon. Select the USB stick in the list of disks on the left and click </text:span></text:span><text:span text:style-name="Strong_20_Emphasis"><text:span text:style-name="T118">Disk </text:span></text:span><text:span text:style-name="Strong_20_Emphasis"><text:span text:style-name="T117">settings</text:span></text:span><text:span text:style-name="Strong_20_Emphasis"><text:span text:style-name="T107"> ⋮ (icon with the three dots) in the top right corner.</text:span></text:span></text:p><text:p text:style-name="P43"><text:span text:style-name="Strong_20_Emphasis"><text:span text:style-name="T107"><text:tab/>Choose </text:span></text:span><text:span text:style-name="Strong_20_Emphasis"><text:span text:style-name="T118">Restore Disk Image</text:span></text:span><text:span text:style-name="Strong_20_Emphasis"><text:span text:style-name="T107"> and select the CD image file (.iso) you just downloaded.</text:span></text:span></text:p><text:p text:style-name="P43"><text:span text:style-name="Strong_20_Emphasis"><text:span text:style-name="T109"><text:tab/>Click </text:span></text:span><text:span text:style-name="Strong_20_Emphasis"><text:span text:style-name="T119">Start Restore</text:span></text:span><text:span text:style-name="Strong_20_Emphasis"><text:span text:style-name="T109">, and then click </text:span></text:span><text:span text:style-name="Strong_20_Emphasis"><text:span text:style-name="T119">Restore</text:span></text:span><text:span text:style-name="Strong_20_Emphasis"><text:span text:style-name="T109">.</text:span></text:span></text:p><text:p text:style-name="P43"><text:span text:style-name="Strong_20_Emphasis"><text:span text:style-name="T109"><text:tab/>Or use the </text:span></text:span><text:span text:style-name="Strong_20_Emphasis"><text:span text:style-name="T119">Etcher</text:span></text:span><text:span text:style-name="Strong_20_Emphasis"><text:span text:style-name="T109"> program </text:span></text:span><text:span text:style-name="Strong_20_Emphasis"><text:span text:style-name="T110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110">) </text:span></text:span><text:span text:style-name="Strong_20_Emphasis"><text:span text:style-name="T109">available for Windows, macOS, and Linux.</text:span></text:span></text:p></text:note-body></text:note></text:span><text:span text:style-name="T90"> </text:span><text:span text:style-name="T93">o</text:span><text:span text:style-name="T95">r</text:span><text:span text:style-name="T93"> </text:span><text:span text:style-name="T95">DVD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72"><text:span text:style-name="T96">S</text:span><text:span text:style-name="T97">tart up</text:span><text:span text:style-name="T90">/boot menu via </text:span><text:span text:style-name="Definition"><text:span text:style-name="T261">START</text:span></text:span><text:span text:style-name="Definition"><text:span text:style-name="T262">up</text:span></text:span><text:span text:style-name="Definition"><text:span text:style-name="T261">MEnU</text:span></text:span><text:span text:style-name="T90"> </text:span><text:span text:style-name="T98">and </text:span><text:span text:style-name="T97">settings/</text:span><text:span text:style-name="T94">setup</text:span><text:span text:style-name="T90"> via </text:span><text:span text:style-name="Definition"><text:span text:style-name="T14">SETTINGS</text:span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99">Select </text:span></text:span><text:span text:style-name="Strong_20_Emphasis"><text:span text:style-name="T101">Live </text:span></text:span><text:span text:style-name="Strong_20_Emphasis"><text:span text:style-name="T102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64"><draw:control text:anchor-type="as-char" draw:z-index="23" draw:name="Vorm4_ 1" draw:style-name="gr1" draw:text-style-name="P100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60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9"><text:span text:style-name="Strong_20_Emphasis"><text:span text:style-name="T27">Start the installation by clicking </text:span></text:span><text:span text:style-name="Strong_20_Emphasis"><text:span text:style-name="T82">Activities</text:span></text:span><text:span text:style-name="Strong_20_Emphasis"><text:span text:style-name="T27"> and clicking </text:span></text:span><text:span text:style-name="Strong_20_Emphasis"><text:span text:style-name="T82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76">If asked, type password <text:span text:style-name="T265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9"><text:span text:style-name="Strong_20_Emphasis"><text:span text:style-name="T100"><draw:control text:anchor-type="as-char" draw:z-index="26" draw:name="Vorm13_ 1" draw:style-name="gr1" draw:text-style-name="P100" svg:width="0.35cm" svg:height="0.35cm" draw:control="control27"/></text:span></text:span></text:p>
          </table:table-cell>
          <table:table-cell table:style-name="_32_._5f_Installatie_5f_uitvoeren.C11" office:value-type="string">
            <text:p text:style-name="P93">At <text:span text:style-name="T267">Location</text:span>: 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8"><text:span text:style-name="Strong_20_Emphasis"><text:span text:style-name="T100"/></text:span></text:p>
          </table:table-cell>
          <table:table-cell table:style-name="_32_._5f_Installatie_5f_uitvoeren.C11" office:value-type="string">
            <text:p text:style-name="P30"><text:span text:style-name="T270">At</text:span> <text:span text:style-name="T267">Regio</text:span><text:span text:style-name="T269">n</text:span> <text:span text:style-name="T270">choose</text:span> <text:span text:style-name="T267">Europ</text:span><text:span text:style-name="T268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5" office:value-type="string">
            <text:p text:style-name="P66"><text:span text:style-name="Strong_20_Emphasis"><text:span text:style-name="T66">At </text:span></text:span><text:span text:style-name="Strong_20_Emphasis"><text:span text:style-name="T84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6" office:value-type="string">
            <text:p text:style-name="P75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9">, <text:line-break/></text:span></text:span><text:span text:style-name="Strong_20_Emphasis"><text:span text:style-name="T87">What name do you want to use to log in</text:span></text:span><text:span text:style-name="Strong_20_Emphasis"><text:span text:style-name="T7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0">,<text:line-break/></text:span></text:span><text:span text:style-name="Strong_20_Emphasis"><text:span text:style-name="T88">What is the na</text:span></text:span><text:span text:style-name="Strong_20_Emphasis"><text:span text:style-name="T87">me of </text:span></text:span><text:span text:style-name="Strong_20_Emphasis"><text:span text:style-name="T89">this</text:span></text:span><text:span text:style-name="Strong_20_Emphasis"><text:span text:style-name="T8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0">,<text:line-break/></text:span></text:span><text:span text:style-name="Strong_20_Emphasis"><text:span text:style-name="T71">enter a password twice.</text:span></text:span></text:p>
          </table:table-cell>
        </table:table-row>
      </table:table>
      <text:p text:style-name="P36"><text:span text:style-name="Strong_20_Emphasis"><text:span text:style-name="T67"/></text:span></text:p>
      <text:list xml:id="list192349321678178" text:continue-numbering="true" text:style-name="L1">
        <text:list-item>
          <text:p text:style-name="P99"><text:bookmark-start text:name="__RefNumPara__12966_2272496019"/><text:span text:style-name="Strong_20_Emphasis"><text:span text:style-name="T86">Finish installation</text:span></text:span><text:bookmark-end text:name="__RefNumPara__12966_2272496019"/></text:p>
        </text:list-item>
      </text:list>
      <text:p text:style-name="P3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4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6"><draw:control text:anchor-type="as-char" draw:z-index="24" draw:name="Vorm4_ 2" draw:style-name="gr1" draw:text-style-name="P100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4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3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42"><text:span text:style-name="T25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T258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0"><text:span text:style-name="Strong_20_Emphasis"><text:span text:style-name="T61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5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64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75">Terminal</text:span></text:span><text:span text:style-name="Strong_20_Emphasis"><text:span text:style-name="T55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4"><text:span text:style-name="User_20_Entry"><text:span text:style-name="T123">sudo</text:span></text:span><text:span text:style-name="User_20_Entry"><text:span text:style-name="T124"> </text:span></text:span><text:span text:style-name="User_20_Entry"><text:span text:style-name="T1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4"><text:span text:style-name="User_20_Entry"><text:span text:style-name="T124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4"><text:span text:style-name="User_20_Entry"><text:span text:style-name="T124">bash 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1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4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0"><text:span text:style-name="Strong_20_Emphasis"><text:span text:style-name="T62">T</text:span></text:span><text:span text:style-name="Strong_20_Emphasis"><text:span text:style-name="T49">ype </text:span></text:span><text:span text:style-name="Strong_20_Emphasis"><text:span text:style-name="T79">menu</text:span></text:span><text:span text:style-name="Strong_20_Emphasis"><text:span text:style-name="T49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9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8">Se</text:span></text:span><text:span text:style-name="Strong_20_Emphasis"><text:span text:style-name="T57">lect</text:span></text:span><text:span text:style-name="Strong_20_Emphasis"><text:span text:style-name="T48"> </text:span></text:span><text:span text:style-name="Strong_20_Emphasis"><text:span text:style-name="T85">3</text:span></text:span><text:span text:style-name="Strong_20_Emphasis"><text:span text:style-name="T133"> - 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3"><text:span text:style-name="Strong_20_Emphasis"><text:span text:style-name="T46">Follow the instructions on the screen.</text:span></text:span></text:p>
          </table:table-cell>
        </table:table-row>
      </table:table>
      <text:p text:style-name="P37"><text:span text:style-name="Strong_20_Emphasis"><text:span text:style-name="T28"><text:tab/></text:span></text:span></text:p>
      <text:p text:style-name="P38"><text:span text:style-name="Strong_20_Emphasis"><text:span text:style-name="T46"/></text:span></text:p>
      <text:list xml:id="list192347303198338" text:continue-numbering="true" text:style-name="L1">
        <text:list-item>
          <text:p text:style-name="P98"><text:span text:style-name="Strong_20_Emphasis"><text:span text:style-name="T16">P</text:span></text:span><text:span text:style-name="Strong_20_Emphasis"><text:span text:style-name="T243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4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64"><draw:control text:anchor-type="as-char" draw:z-index="18" draw:name="Vorm36_ 1" draw:style-name="gr1" draw:text-style-name="P100" svg:width="0.35cm" svg:height="0.35cm" draw:control="control19"/></text:span></text:span></text:p>
          </table:table-cell>
          <table:table-cell table:style-name="Tabel2.D1" office:value-type="string">
            <text:p text:style-name="P32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36"><text:note text:id="ftn9" text:note-class="footnote"><text:note-citation>1</text:note-citation><text:note-body><text:p text:style-name="P41"><text:span text:style-name="User_20_Entry"><text:span text:style-name="T138">Login any additional </text:span></text:span><text:span text:style-name="Definition"><text:span text:style-name="T238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6"><draw:control text:anchor-type="as-char" draw:z-index="25" draw:name="Vorm4_ 3" draw:style-name="gr1" draw:text-style-name="P100" svg:width="0.35cm" svg:height="0.35cm" draw:control="control26"/></text:span></text:span></text:p>
          </table:table-cell>
          <table:table-cell table:style-name="Tabel2.D2" office:value-type="string">
            <text:p text:style-name="P1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4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4"><draw:control text:anchor-type="as-char" draw:z-index="19" draw:name="Vorm36_ 2" draw:style-name="gr1" draw:text-style-name="P100" svg:width="0.35cm" svg:height="0.35cm" draw:control="control20"/></text:span></text:span></text:p>
          </table:table-cell>
          <table:table-cell table:style-name="Tabel2.D5" office:value-type="string">
            <text:p text:style-name="P33"><text:span text:style-name="Strong_20_Emphasis"><text:span text:style-name="T50">Set up the</text:span></text:span><text:span text:style-name="Strong_20_Emphasis"><text:span text:style-name="T51"> </text:span></text:span><text:span text:style-name="Strong_20_Emphasis"><text:span text:style-name="T60">user</text:span></text:span><text:span text:style-name="Definition"><text:span text:style-name="T263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35"><text:span text:style-name="Strong_20_Emphasis"><text:span text:style-name="T61">T</text:span></text:span><text:span text:style-name="Strong_20_Emphasis"><text:span text:style-name="T50">ype </text:span></text:span><text:span text:style-name="Strong_20_Emphasis"><text:span text:style-name="T80">menu</text:span></text:span><text:span text:style-name="Strong_20_Emphasis"><text:span text:style-name="T50"> </text:span></text:span><text:span text:style-name="Strong_20_Emphasis"><text:span text:style-name="T62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64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0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8">Select</text:span></text:span><text:span text:style-name="Strong_20_Emphasis"><text:span text:style-name="T48"> </text:span></text:span><text:span text:style-name="Strong_20_Emphasis"><text:span text:style-name="T85">4 - </text:span></text:span><text:span text:style-name="Strong_20_Emphasis"><text:span text:style-name="T76">Provision user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14"/>
      <text:p text:style-name="P15"/>
      <text:p text:style-name="P69"><text:span text:style-name="T154">End of checklist,</text:span><text:span text:style-name="T151"> </text:span><text:span text:style-name="T151"><text:user-field-get text:name="Distro">Debian</text:user-field-get></text:span><text:span text:style-name="T149"><text:s/></text:span><text:span text:style-name="T149"><text:user-field-get text:name="Version">12</text:user-field-get></text:span><text:span text:style-name="Strong_20_Emphasis"><text:span text:style-name="T150"><text:s/></text:span></text:span><text:span text:style-name="Strong_20_Emphasis"><text:span text:style-name="T152">LTS 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Strong_20_Emphasis"><text:span text:style-name="T154">installation is complete.</text:span></text:span></text:p>
      <text:p text:style-name="P46"/>
      <text:p text:style-name="P55"><text:span text:style-name="Emphasis"><text:span text:style-name="T248">Written</text:span></text:span><text:span text:style-name="Emphasis"><text:span text:style-name="T246"> </text:span></text:span><text:span text:style-name="Emphasis"><text:span text:style-name="T248">by</text:span></text:span><text:span text:style-name="Emphasis"><text:span text:style-name="T24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6">, </text:span></text:span><text:a xlink:type="simple" xlink:href="https://creativecommons.org/publicdomain/zero/1.0" text:style-name="Internet_20_link" text:visited-style-name="Visited_20_Internet_20_Link"><text:span text:style-name="Emphasis"><text:span text:style-name="T249">CC0 1.0 Universal</text:span></text:span></text:a><text:span text:style-name="Emphasis"><text:span text:style-name="T246">, </text:span></text:span><text:span text:style-name="Strong_20_Emphasis"><text:span text:style-name="T46"><text:user-field-get text:name="Releaseyear">2023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2T19:23:46.918724854">12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23:46.756704158</dc:date>
    <meta:keyword>Installatie</meta:keyword>
    <meta:keyword>Checklist</meta:keyword>
    <meta:keyword>Linux</meta:keyword>
    <meta:editing-cycles>6869</meta:editing-cycles>
    <meta:editing-duration>P12DT2H17M48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8" meta:word-count="680" meta:character-count="4163" meta:non-whitespace-character-count="3527"/>
    <meta:user-defined meta:name="Info 1"/>
    <meta:user-defined meta:name="Info 2"/>
    <meta:user-defined meta:name="Info 3"/>
    <meta:user-defined meta:name="Info 4"/>
  </office:meta>
</office:document-meta>
</file>